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742f02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100ab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fo:color="#65edfb" style:font-name="Monaco" fo:font-size="10pt" style:font-name-asian="Monaco" style:font-size-asian="10pt" style:font-name-complex="Monaco" style:font-size-complex="10pt"/>
    </style:style>
    <style:style style:name="T4" style:family="text">
      <style:text-properties fo:color="#820086" style:font-name="Monaco" fo:font-size="10pt" style:font-name-asian="Monaco" style:font-size-asian="10pt" style:font-name-complex="Monaco" style:font-size-complex="10pt"/>
    </style:style>
    <style:style style:name="T5" style:family="text">
      <style:text-properties fo:color="#770002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820086" style:font-name="Monaco" fo:font-size="7pt" style:font-name-asian="Monaco" style:font-size-asian="7pt" style:font-name-complex="Monaco" style:font-size-complex="7pt"/>
    </style:style>
    <style:style style:name="T7" style:family="text">
      <style:text-properties style:use-window-font-color="true" style:font-name="Monaco" fo:font-size="7pt" style:font-name-asian="Monaco" style:font-size-asian="7pt" style:font-name-complex="Monaco" style:font-size-complex="7pt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</office:automatic-styles>
  <office:body>
    <office:spreadsheet>
      <table:table table:name="create us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1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1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@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1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1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MyLinka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>
            <text:p>GRANT</text:p>
          </table:table-cell>
          <table:table-cell table:style-name="ce1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1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RANT</text:p>
          </table:table-cell>
          <table:table-cell table:style-name="ce1" office:value-type="string">
            <text:p><text:span text:style-name="T1">SUPER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1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RANT</text:p>
          </table:table-cell>
          <table:table-cell table:style-name="ce1" office:value-type="string">
            <text:p><text:span text:style-name="T1">SELECT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1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RANT</text:p>
          </table:table-cell>
          <table:table-cell table:style-name="ce1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18.*</text:p>
          </table:table-cell>
          <table:table-cell table:style-name="ce8" office:value-type="string">
            <text:p>TO</text:p>
          </table:table-cell>
          <table:table-cell table:style-name="ce1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RANT</text:p>
          </table:table-cell>
          <table:table-cell table:style-name="ce1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uckxa.*</text:p>
          </table:table-cell>
          <table:table-cell table:style-name="ce8" office:value-type="string">
            <text:p>TO</text:p>
          </table:table-cell>
          <table:table-cell table:style-name="ce1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8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1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19-05-31T11:58:46</dc:date>
    <dc:creator>Satlin Luckxa</dc:creator>
    <meta:editing-duration>PT7M56S</meta:editing-duration>
    <meta:editing-cycles>2</meta:editing-cycles>
    <meta:generator>OpenOffice/4.1.6$Unix OpenOffice.org_project/416m1$Build-9790</meta:generator>
    <meta:document-statistic meta:table-count="3" meta:cell-count="35" meta:object-count="0"/>
  </office:meta>
</office:document-meta>
</file>